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adde" officeooo:paragraph-rsid="000eadde"/>
    </style:style>
    <style:style style:name="P2" style:family="paragraph" style:parent-style-name="Standard">
      <style:text-properties fo:font-size="15pt" officeooo:rsid="000eadde" officeooo:paragraph-rsid="000eadde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</text:p>
      <text:p text:style-name="P2"><text:tab/> * 使用高效缓冲区流向文件中写入内容</text:p>
      <text:p text:style-name="P2"><text:tab/> */</text:p>
      <text:p text:style-name="P2"><text:tab/>public static void main(String[] args) {</text:p>
      <text:p text:style-name="P2"><text:tab/><text:tab/>// TODO Auto-generated method stub</text:p>
      <text:p text:style-name="P2"><text:tab/><text:tab/>writer();</text:p>
      <text:p text:style-name="P2"><text:tab/>}</text:p>
      <text:p text:style-name="P2"><text:s text:c="4"/>public static void writer(){</text:p>
      <text:p text:style-name="P2"><text:s text:c="4"/><text:tab/>//创建一个文件输出流</text:p>
      <text:p text:style-name="P2"><text:s text:c="4"/><text:tab/>FileWriter FW=null;</text:p>
      <text:p text:style-name="P2"><text:s text:c="4"/><text:tab/>BufferedWriter bw=null;</text:p>
      <text:p text:style-name="P2"><text:s text:c="4"/><text:tab/>try {</text:p>
      <text:p text:style-name="P2"><text:tab/><text:tab/><text:tab/> FW=new FileWriter("d.txt");</text:p>
      <text:p text:style-name="P2"><text:tab/><text:tab/><text:tab/> //创建高效缓冲区输出流对象</text:p>
      <text:p text:style-name="P2"><text:tab/><text:tab/><text:tab/> bw=new BufferedWriter(FW);</text:p>
      <text:p text:style-name="P2"><text:tab/><text:tab/><text:tab/> //输出数据</text:p>
      <text:p text:style-name="P2"><text:tab/><text:tab/><text:tab/> bw.write("java程序设计");</text:p>
      <text:p text:style-name="P2"><text:tab/><text:tab/><text:tab/> //清空缓冲区</text:p>
      <text:p text:style-name="P2"><text:tab/><text:tab/><text:tab/> bw.flush();</text:p>
      <text:p text:style-name="P2"><text:tab/><text:tab/>} catch (IOException e) {</text:p>
      <text:p text:style-name="P2"><text:tab/><text:tab/><text:tab/>e.printStackTrace();</text:p>
      <text:p text:style-name="P2"><text:tab/><text:tab/>}finally{</text:p>
      <text:p text:style-name="P2"><text:tab/><text:tab/><text:tab/>if(bw!=null){</text:p>
      <text:p text:style-name="P2"><text:tab/><text:tab/><text:tab/><text:tab/>try {//关闭缓冲区的流就会自动关闭FileWriter</text:p>
      <text:p text:style-name="P2"><text:tab/><text:tab/><text:tab/><text:tab/><text:tab/>bw.close();</text:p>
      <text:p text:style-name="P2"><text:tab/><text:tab/><text:tab/><text:tab/>} catch (IOException e){ </text:p>
      <text:p text:style-name="P2"><text:tab/><text:tab/><text:tab/><text:tab/><text:tab/>e.printStackTrace();</text:p>
      <text:p text:style-name="P2"><text:tab/><text:tab/><text:tab/><text:tab/>}</text:p>
      <text:p text:style-name="P2"><text:tab/><text:tab/><text:tab/>}</text:p>
      <text:p text:style-name="P2"><text:tab/><text:tab/>}</text:p>
      <text:p text:style-name="P2"><text:s text:c="4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8S</meta:editing-duration>
    <meta:editing-cycles>3</meta:editing-cycles>
    <meta:generator>LibreOffice/5.3.0.3$Windows_X86_64 LibreOffice_project/7074905676c47b82bbcfbea1aeefc84afe1c50e1</meta:generator>
    <dc:date>2017-12-28T20:07:28.445000000</dc:date>
    <meta:document-statistic meta:table-count="0" meta:image-count="0" meta:object-count="0" meta:page-count="1" meta:paragraph-count="32" meta:word-count="122" meta:character-count="566" meta:non-whitespace-character-count="436"/>
    <meta:user-defined meta:name="Info 1"/>
    <meta:user-defined meta:name="Info 2"/>
    <meta:user-defined meta:name="Info 3"/>
    <meta:user-defined meta:name="Info 4"/>
  </office:meta>
</office:document-meta>
</file>